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8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0.6874in"/>
    </style:style>
    <style:style style:name="co5" style:family="table-column">
      <style:table-column-properties fo:break-before="auto" style:column-width="1.072in"/>
    </style:style>
    <style:style style:name="co6" style:family="table-column">
      <style:table-column-properties fo:break-before="auto" style:column-width="0.5984in"/>
    </style:style>
    <style:style style:name="co7" style:family="table-column">
      <style:table-column-properties fo:break-before="auto" style:column-width="0.8217in"/>
    </style:style>
    <style:style style:name="co8" style:family="table-column">
      <style:table-column-properties fo:break-before="auto" style:column-width="1.689in"/>
    </style:style>
    <style:style style:name="co9" style:family="table-column">
      <style:table-column-properties fo:break-before="auto" style:column-width="1.2417in"/>
    </style:style>
    <style:style style:name="co10" style:family="table-column">
      <style:table-column-properties fo:break-before="auto" style:column-width="1.4472in"/>
    </style:style>
    <style:style style:name="co11" style:family="table-column">
      <style:table-column-properties fo:break-before="auto" style:column-width="1.4925in"/>
    </style:style>
    <style:style style:name="co12" style:family="table-column">
      <style:table-column-properties fo:break-before="auto" style:column-width="1.6618in"/>
    </style:style>
    <style:style style:name="co13" style:family="table-column">
      <style:table-column-properties fo:break-before="auto" style:column-width="2.5827in"/>
    </style:style>
    <style:style style:name="co14" style:family="table-column">
      <style:table-column-properties fo:break-before="auto" style:column-width="1.2063in"/>
    </style:style>
    <style:style style:name="co15" style:family="table-column">
      <style:table-column-properties fo:break-before="auto" style:column-width="1.2598in"/>
    </style:style>
    <style:style style:name="co16" style:family="table-column">
      <style:table-column-properties fo:break-before="auto" style:column-width="1.8492in"/>
    </style:style>
    <style:style style:name="co17" style:family="table-column">
      <style:table-column-properties fo:break-before="auto" style:column-width="1.1256in"/>
    </style:style>
    <style:style style:name="co18" style:family="table-column">
      <style:table-column-properties fo:break-before="auto" style:column-width="0.84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PIN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om signal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Pin FPGA</text:p>
          </table:table-cell>
          <table:table-cell office:value-type="string" calcext:value-type="string">
            <text:p>Signal FPGA</text:p>
          </table:table-cell>
          <table:table-cell office:value-type="string" calcext:value-type="string">
            <text:p>I/O Bank</text:p>
          </table:table-cell>
          <table:table-cell office:value-type="string" calcext:value-type="string">
            <text:p>IOSTANDARD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Device Dest.</text:p>
          </table:table-cell>
          <table:table-cell office:value-type="string" calcext:value-type="string">
            <text:p>Pin Dest.</text:p>
          </table:table-cell>
          <table:table-cell office:value-type="string" calcext:value-type="string">
            <text:p>N° Pin Dest.</text:p>
          </table:table-cell>
        </table:table-row>
        <table:table-row table:style-name="ro1">
          <table:table-cell office:value-type="string" calcext:value-type="string">
            <text:p>noip_mosi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IO_B34_LP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mos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ip_miso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IO_B34_LN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mis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ip_sck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W14</text:p>
          </table:table-cell>
          <table:table-cell office:value-type="string" calcext:value-type="string">
            <text:p>IO_B34_LP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sc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ip_ss[0]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Y14</text:p>
          </table:table-cell>
          <table:table-cell office:value-type="string" calcext:value-type="string">
            <text:p>IO_B34_LN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s_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oip_ss[1]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IO_B34_LP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s_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oip_clk_pll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IO_B34_LP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k_p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oip_clk_pll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IO_B34_LN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k_p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oip_monitor0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IO_B34_LP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monitor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oip_monitor0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IO_B34_LN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monitor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oip_monitor1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12</text:p>
          </table:table-cell>
          <table:table-cell office:value-type="string" calcext:value-type="string">
            <text:p>IO_B34_LP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monitor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oip_monitor1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W13</text:p>
          </table:table-cell>
          <table:table-cell office:value-type="string" calcext:value-type="string">
            <text:p>IO_B34_LN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monitor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oip_trigger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IO_B34_LP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trigger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oip_trigger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IO_B34_LN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trigger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oip_rst_n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IO_B34_LP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reset_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noip_rst_n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IO_B34_LN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reset_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vdd18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IO_B13_LP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dd18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IO_B13_LN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dd33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IO_B13_LP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dd33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IO_B13_LN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ddpix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Y7</text:p>
          </table:table-cell>
          <table:table-cell office:value-type="string" calcext:value-type="string">
            <text:p>IO_B13_LP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3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ddpix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Y6</text:p>
          </table:table-cell>
          <table:table-cell office:value-type="string" calcext:value-type="string">
            <text:p>IO_B13_LN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3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w_enable_n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IO_B13_LP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w_enable_n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W8</text:p>
          </table:table-cell>
          <table:table-cell office:value-type="string" calcext:value-type="string">
            <text:p>IO_B13_LN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ds_clk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O_B35_LP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ock_out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vds_clk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IO_B35_LN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ock_out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vds_dout0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IO_B35_LP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vds_dout0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IO_B35_LN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vds_dout1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IO_B35_LP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vds_dout1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IO_B35_LN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vds_dout2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IO_B35_LP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vds_dout2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IO_B35_LN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vds_dout3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9</text:p>
          </table:table-cell>
          <table:table-cell office:value-type="string" calcext:value-type="string">
            <text:p>IO_B35_LP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vds_dout3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IO_B35_LN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vds_sync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7</text:p>
          </table:table-cell>
          <table:table-cell office:value-type="string" calcext:value-type="string">
            <text:p>IO_B35_LP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yncp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vds_sync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8</text:p>
          </table:table-cell>
          <table:table-cell office:value-type="string" calcext:value-type="string">
            <text:p>IO_B35_LN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ync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vds_clk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IO_B35_LP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ock_out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vds_clk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IO_B35_LN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ock_out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vds_dout0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IO_B35_LP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vds_dout0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IO_B35_LN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vds_dout1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IO_B35_LP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vds_dout1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IO_B35_LN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vds_dout2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4</text:p>
          </table:table-cell>
          <table:table-cell office:value-type="string" calcext:value-type="string">
            <text:p>IO_B35_LP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vds_dout2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IO_B35_LN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vds_dout3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IO_B35_LP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vds_dout3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IO_B35_LN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vds_sync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6</text:p>
          </table:table-cell>
          <table:table-cell office:value-type="string" calcext:value-type="string">
            <text:p>IO_B35_LP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yncp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vds_sync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IO_B35_LN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yncn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TL (ZTurnV2)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row table:style-name="ro1">
          <table:table-cell office:value-type="string" calcext:value-type="string">
            <text:p>Net Name</text:p>
          </table:table-cell>
          <table:table-cell office:value-type="string" calcext:value-type="string">
            <text:p>Etch Length (mils)</text:p>
          </table:table-cell>
          <table:table-cell office:value-type="string" calcext:value-type="string">
            <text:p>Net Name</text:p>
          </table:table-cell>
          <table:table-cell office:value-type="string" calcext:value-type="string">
            <text:p>Etch Length (mils)</text:p>
          </table:table-cell>
          <table:table-cell office:value-type="string" calcext:value-type="string">
            <text:p>Difference (mils)</text:p>
          </table:table-cell>
          <table:table-cell office:value-type="string" calcext:value-type="string">
            <text:p>Difference (mm)</text:p>
          </table:table-cell>
        </table:table-row>
        <table:table-row table:style-name="ro1">
          <table:table-cell office:value-type="string" calcext:value-type="string">
            <text:p>XADC_INN0</text:p>
          </table:table-cell>
          <table:table-cell office:value-type="float" office:value="2028.243" calcext:value-type="float">
            <text:p>2028.243</text:p>
          </table:table-cell>
          <table:table-cell office:value-type="string" calcext:value-type="string">
            <text:p>XADC_INP0</text:p>
          </table:table-cell>
          <table:table-cell office:value-type="float" office:value="2025.44" calcext:value-type="float">
            <text:p>2025.44</text:p>
          </table:table-cell>
          <table:table-cell table:formula="of:= ABS([.B2] - [.D2])" office:value-type="float" office:value="2.80299999999988" calcext:value-type="float">
            <text:p>2.80299999999988</text:p>
          </table:table-cell>
          <table:table-cell table:formula="of:= [.E2] * 0.0254" office:value-type="float" office:value="0.0711961999999971" calcext:value-type="float">
            <text:p>0.0711961999999971</text:p>
          </table:table-cell>
        </table:table-row>
        <table:table-row table:style-name="ro1">
          <table:table-cell office:value-type="string" calcext:value-type="string">
            <text:p>XADC_TEMP_N</text:p>
          </table:table-cell>
          <table:table-cell office:value-type="float" office:value="2043.248" calcext:value-type="float">
            <text:p>2043.248</text:p>
          </table:table-cell>
          <table:table-cell office:value-type="string" calcext:value-type="string">
            <text:p>XADC_TEMP_P</text:p>
          </table:table-cell>
          <table:table-cell office:value-type="float" office:value="2043.24" calcext:value-type="float">
            <text:p>2043.24</text:p>
          </table:table-cell>
          <table:table-cell table:formula="of:= ABS([.B3] - [.D3])" office:value-type="float" office:value="0.0080000000000382" calcext:value-type="float">
            <text:p>0.0080000000000382</text:p>
          </table:table-cell>
          <table:table-cell table:formula="of:= [.E3] * 0.0254" office:value-type="float" office:value="0.00020320000000097" calcext:value-type="float">
            <text:p>0.00020320000000097</text:p>
          </table:table-cell>
        </table:table-row>
        <table:table-row table:style-name="ro1">
          <table:table-cell office:value-type="string" calcext:value-type="string">
            <text:p>IO_B13_LN11</text:p>
          </table:table-cell>
          <table:table-cell office:value-type="float" office:value="1177.382" calcext:value-type="float">
            <text:p>1177.382</text:p>
          </table:table-cell>
          <table:table-cell office:value-type="string" calcext:value-type="string">
            <text:p>IO_B13_LP11</text:p>
          </table:table-cell>
          <table:table-cell office:value-type="float" office:value="1179.259" calcext:value-type="float">
            <text:p>1179.259</text:p>
          </table:table-cell>
          <table:table-cell table:formula="of:= ABS([.B4] - [.D4])" office:value-type="float" office:value="1.87699999999995" calcext:value-type="float">
            <text:p>1.87699999999995</text:p>
          </table:table-cell>
          <table:table-cell table:formula="of:= [.E4] * 0.0254" office:value-type="float" office:value="0.0476757999999988" calcext:value-type="float">
            <text:p>0.0476757999999988</text:p>
          </table:table-cell>
        </table:table-row>
        <table:table-row table:style-name="ro1">
          <table:table-cell office:value-type="string" calcext:value-type="string">
            <text:p>IO_B13_LN12</text:p>
          </table:table-cell>
          <table:table-cell office:value-type="float" office:value="1330.609" calcext:value-type="float">
            <text:p>1330.609</text:p>
          </table:table-cell>
          <table:table-cell office:value-type="string" calcext:value-type="string">
            <text:p>IO_B13_LP12</text:p>
          </table:table-cell>
          <table:table-cell office:value-type="float" office:value="1334.861" calcext:value-type="float">
            <text:p>1334.861</text:p>
          </table:table-cell>
          <table:table-cell table:formula="of:= ABS([.B5] - [.D5])" office:value-type="float" office:value="4.25200000000018" calcext:value-type="float">
            <text:p>4.25200000000018</text:p>
          </table:table-cell>
          <table:table-cell table:formula="of:= [.E5] * 0.0254" office:value-type="float" office:value="0.108000800000005" calcext:value-type="float">
            <text:p>0.108000800000005</text:p>
          </table:table-cell>
        </table:table-row>
        <table:table-row table:style-name="ro1">
          <table:table-cell office:value-type="string" calcext:value-type="string">
            <text:p>IO_B13_LN13</text:p>
          </table:table-cell>
          <table:table-cell office:value-type="float" office:value="952.736" calcext:value-type="float">
            <text:p>952.736</text:p>
          </table:table-cell>
          <table:table-cell office:value-type="string" calcext:value-type="string">
            <text:p>IO_B13_LP13</text:p>
          </table:table-cell>
          <table:table-cell office:value-type="float" office:value="954.037" calcext:value-type="float">
            <text:p>954.037</text:p>
          </table:table-cell>
          <table:table-cell table:formula="of:= ABS([.B6] - [.D6])" office:value-type="float" office:value="1.30100000000004" calcext:value-type="float">
            <text:p>1.30100000000004</text:p>
          </table:table-cell>
          <table:table-cell table:formula="of:= [.E6] * 0.0254" office:value-type="float" office:value="0.0330454000000011" calcext:value-type="float">
            <text:p>0.0330454000000011</text:p>
          </table:table-cell>
        </table:table-row>
        <table:table-row table:style-name="ro1">
          <table:table-cell office:value-type="string" calcext:value-type="string">
            <text:p>IO_B13_LN14</text:p>
          </table:table-cell>
          <table:table-cell office:value-type="float" office:value="1216.677" calcext:value-type="float">
            <text:p>1216.677</text:p>
          </table:table-cell>
          <table:table-cell office:value-type="string" calcext:value-type="string">
            <text:p>IO_B13_LP14</text:p>
          </table:table-cell>
          <table:table-cell office:value-type="float" office:value="1214.491" calcext:value-type="float">
            <text:p>1214.491</text:p>
          </table:table-cell>
          <table:table-cell table:formula="of:= ABS([.B7] - [.D7])" office:value-type="float" office:value="2.18599999999992" calcext:value-type="float">
            <text:p>2.18599999999992</text:p>
          </table:table-cell>
          <table:table-cell table:formula="of:= [.E7] * 0.0254" office:value-type="float" office:value="0.055524399999998" calcext:value-type="float">
            <text:p>0.055524399999998</text:p>
          </table:table-cell>
        </table:table-row>
        <table:table-row table:style-name="ro1">
          <table:table-cell office:value-type="string" calcext:value-type="string">
            <text:p>IO_B13_LN15</text:p>
          </table:table-cell>
          <table:table-cell office:value-type="float" office:value="819.033" calcext:value-type="float">
            <text:p>819.033</text:p>
          </table:table-cell>
          <table:table-cell office:value-type="string" calcext:value-type="string">
            <text:p>IO_B13_LP15</text:p>
          </table:table-cell>
          <table:table-cell office:value-type="float" office:value="820.63" calcext:value-type="float">
            <text:p>820.63</text:p>
          </table:table-cell>
          <table:table-cell table:formula="of:= ABS([.B8] - [.D8])" office:value-type="float" office:value="1.59699999999998" calcext:value-type="float">
            <text:p>1.59699999999998</text:p>
          </table:table-cell>
          <table:table-cell table:formula="of:= [.E8] * 0.0254" office:value-type="float" office:value="0.0405637999999995" calcext:value-type="float">
            <text:p>0.0405637999999995</text:p>
          </table:table-cell>
        </table:table-row>
        <table:table-row table:style-name="ro1">
          <table:table-cell office:value-type="string" calcext:value-type="string">
            <text:p>IO_B13_LN21</text:p>
          </table:table-cell>
          <table:table-cell office:value-type="float" office:value="1130.786" calcext:value-type="float">
            <text:p>1130.786</text:p>
          </table:table-cell>
          <table:table-cell office:value-type="string" calcext:value-type="string">
            <text:p>IO_B13_LP21</text:p>
          </table:table-cell>
          <table:table-cell office:value-type="float" office:value="1129.357" calcext:value-type="float">
            <text:p>1129.357</text:p>
          </table:table-cell>
          <table:table-cell table:formula="of:= ABS([.B9] - [.D9])" office:value-type="float" office:value="1.42900000000009" calcext:value-type="float">
            <text:p>1.42900000000009</text:p>
          </table:table-cell>
          <table:table-cell table:formula="of:= [.E9] * 0.0254" office:value-type="float" office:value="0.0362966000000022" calcext:value-type="float">
            <text:p>0.0362966000000022</text:p>
          </table:table-cell>
        </table:table-row>
        <table:table-row table:style-name="ro1">
          <table:table-cell office:value-type="string" calcext:value-type="string">
            <text:p>IO_B34_LN1</text:p>
          </table:table-cell>
          <table:table-cell office:value-type="float" office:value="1340.824" calcext:value-type="float">
            <text:p>1340.824</text:p>
          </table:table-cell>
          <table:table-cell office:value-type="string" calcext:value-type="string">
            <text:p>IO_B34_LP1</text:p>
          </table:table-cell>
          <table:table-cell office:value-type="float" office:value="1336.715" calcext:value-type="float">
            <text:p>1336.715</text:p>
          </table:table-cell>
          <table:table-cell table:formula="of:= ABS([.B10] - [.D10])" office:value-type="float" office:value="4.10900000000015" calcext:value-type="float">
            <text:p>4.10900000000015</text:p>
          </table:table-cell>
          <table:table-cell table:formula="of:= [.E10] * 0.0254" office:value-type="float" office:value="0.104368600000004" calcext:value-type="float">
            <text:p>0.104368600000004</text:p>
          </table:table-cell>
        </table:table-row>
        <table:table-row table:style-name="ro1">
          <table:table-cell office:value-type="string" calcext:value-type="string">
            <text:p>IO_B34_LN2</text:p>
          </table:table-cell>
          <table:table-cell office:value-type="float" office:value="915.327" calcext:value-type="float">
            <text:p>915.327</text:p>
          </table:table-cell>
          <table:table-cell office:value-type="string" calcext:value-type="string">
            <text:p>IO_B34_LP2</text:p>
          </table:table-cell>
          <table:table-cell office:value-type="float" office:value="914.571" calcext:value-type="float">
            <text:p>914.571</text:p>
          </table:table-cell>
          <table:table-cell table:formula="of:= ABS([.B11] - [.D11])" office:value-type="float" office:value="0.755999999999972" calcext:value-type="float">
            <text:p>0.755999999999972</text:p>
          </table:table-cell>
          <table:table-cell table:formula="of:= [.E11] * 0.0254" office:value-type="float" office:value="0.0192023999999993" calcext:value-type="float">
            <text:p>0.0192023999999993</text:p>
          </table:table-cell>
        </table:table-row>
        <table:table-row table:style-name="ro1">
          <table:table-cell office:value-type="string" calcext:value-type="string">
            <text:p>IO_B34_LN3</text:p>
          </table:table-cell>
          <table:table-cell office:value-type="float" office:value="1060.727" calcext:value-type="float">
            <text:p>1060.727</text:p>
          </table:table-cell>
          <table:table-cell office:value-type="string" calcext:value-type="string">
            <text:p>IO_B34_LP3</text:p>
          </table:table-cell>
          <table:table-cell office:value-type="float" office:value="1085.922" calcext:value-type="float">
            <text:p>1085.922</text:p>
          </table:table-cell>
          <table:table-cell table:formula="of:= ABS([.B12] - [.D12])" office:value-type="float" office:value="25.1949999999999" calcext:value-type="float">
            <text:p>25.1949999999999</text:p>
          </table:table-cell>
          <table:table-cell table:formula="of:= [.E12] * 0.0254" office:value-type="float" office:value="0.639952999999998" calcext:value-type="float">
            <text:p>0.639952999999998</text:p>
          </table:table-cell>
        </table:table-row>
        <table:table-row table:style-name="ro1">
          <table:table-cell office:value-type="string" calcext:value-type="string">
            <text:p>IO_B34_LN4</text:p>
          </table:table-cell>
          <table:table-cell office:value-type="float" office:value="844.014" calcext:value-type="float">
            <text:p>844.014</text:p>
          </table:table-cell>
          <table:table-cell office:value-type="string" calcext:value-type="string">
            <text:p>IO_B34_LP4</text:p>
          </table:table-cell>
          <table:table-cell office:value-type="float" office:value="847.381" calcext:value-type="float">
            <text:p>847.381</text:p>
          </table:table-cell>
          <table:table-cell table:formula="of:= ABS([.B13] - [.D13])" office:value-type="float" office:value="3.36699999999996" calcext:value-type="float">
            <text:p>3.36699999999996</text:p>
          </table:table-cell>
          <table:table-cell table:formula="of:= [.E13] * 0.0254" office:value-type="float" office:value="0.085521799999999" calcext:value-type="float">
            <text:p>0.085521799999999</text:p>
          </table:table-cell>
        </table:table-row>
        <table:table-row table:style-name="ro1">
          <table:table-cell office:value-type="string" calcext:value-type="string">
            <text:p>IO_B34_LN5</text:p>
          </table:table-cell>
          <table:table-cell office:value-type="float" office:value="1128.477" calcext:value-type="float">
            <text:p>1128.477</text:p>
          </table:table-cell>
          <table:table-cell office:value-type="string" calcext:value-type="string">
            <text:p>IO_B34_LP5</text:p>
          </table:table-cell>
          <table:table-cell office:value-type="float" office:value="1127.092" calcext:value-type="float">
            <text:p>1127.092</text:p>
          </table:table-cell>
          <table:table-cell table:formula="of:= ABS([.B14] - [.D14])" office:value-type="float" office:value="1.38499999999999" calcext:value-type="float">
            <text:p>1.38499999999999</text:p>
          </table:table-cell>
          <table:table-cell table:formula="of:= [.E14] * 0.0254" office:value-type="float" office:value="0.0351789999999998" calcext:value-type="float">
            <text:p>0.0351789999999998</text:p>
          </table:table-cell>
        </table:table-row>
        <table:table-row table:style-name="ro1">
          <table:table-cell office:value-type="string" calcext:value-type="string">
            <text:p>IO_B34_LN6</text:p>
          </table:table-cell>
          <table:table-cell office:value-type="float" office:value="1359.047" calcext:value-type="float">
            <text:p>1359.047</text:p>
          </table:table-cell>
          <table:table-cell office:value-type="string" calcext:value-type="string">
            <text:p>IO_B34_LP6</text:p>
          </table:table-cell>
          <table:table-cell office:value-type="float" office:value="952.025" calcext:value-type="float">
            <text:p>952.025</text:p>
          </table:table-cell>
          <table:table-cell table:formula="of:= ABS([.B15] - [.D15])" office:value-type="float" office:value="407.022" calcext:value-type="float">
            <text:p>407.022</text:p>
          </table:table-cell>
          <table:table-cell table:formula="of:= [.E15] * 0.0254" office:value-type="float" office:value="10.3383588" calcext:value-type="float">
            <text:p>10.3383588</text:p>
          </table:table-cell>
        </table:table-row>
        <table:table-row table:style-name="ro1">
          <table:table-cell office:value-type="string" calcext:value-type="string">
            <text:p>IO_B34_LN7</text:p>
          </table:table-cell>
          <table:table-cell office:value-type="float" office:value="1413.582" calcext:value-type="float">
            <text:p>1413.582</text:p>
          </table:table-cell>
          <table:table-cell office:value-type="string" calcext:value-type="string">
            <text:p>IO_B34_LP7</text:p>
          </table:table-cell>
          <table:table-cell office:value-type="float" office:value="1413.378" calcext:value-type="float">
            <text:p>1413.378</text:p>
          </table:table-cell>
          <table:table-cell table:formula="of:= ABS([.B16] - [.D16])" office:value-type="float" office:value="0.204000000000178" calcext:value-type="float">
            <text:p>0.204000000000178</text:p>
          </table:table-cell>
          <table:table-cell table:formula="of:= [.E16] * 0.0254" office:value-type="float" office:value="0.00518160000000453" calcext:value-type="float">
            <text:p>0.00518160000000453</text:p>
          </table:table-cell>
        </table:table-row>
        <table:table-row table:style-name="ro1">
          <table:table-cell office:value-type="string" calcext:value-type="string">
            <text:p>IO_B34_LN8</text:p>
          </table:table-cell>
          <table:table-cell office:value-type="float" office:value="746.128" calcext:value-type="float">
            <text:p>746.128</text:p>
          </table:table-cell>
          <table:table-cell office:value-type="string" calcext:value-type="string">
            <text:p>IO_B34_LP8</text:p>
          </table:table-cell>
          <table:table-cell office:value-type="float" office:value="741.719" calcext:value-type="float">
            <text:p>741.719</text:p>
          </table:table-cell>
          <table:table-cell table:formula="of:= ABS([.B17] - [.D17])" office:value-type="float" office:value="4.40899999999999" calcext:value-type="float">
            <text:p>4.40899999999999</text:p>
          </table:table-cell>
          <table:table-cell table:formula="of:= [.E17] * 0.0254" office:value-type="float" office:value="0.1119886" calcext:value-type="float">
            <text:p>0.1119886</text:p>
          </table:table-cell>
        </table:table-row>
        <table:table-row table:style-name="ro1">
          <table:table-cell office:value-type="string" calcext:value-type="string">
            <text:p>IO_B35_LN4</text:p>
          </table:table-cell>
          <table:table-cell office:value-type="float" office:value="1698.864" calcext:value-type="float">
            <text:p>1698.864</text:p>
          </table:table-cell>
          <table:table-cell office:value-type="string" calcext:value-type="string">
            <text:p>IO_B35_LP4</text:p>
          </table:table-cell>
          <table:table-cell office:value-type="float" office:value="1700.392" calcext:value-type="float">
            <text:p>1700.392</text:p>
          </table:table-cell>
          <table:table-cell table:formula="of:= ABS([.B18] - [.D18])" office:value-type="float" office:value="1.52800000000002" calcext:value-type="float">
            <text:p>1.52800000000002</text:p>
          </table:table-cell>
          <table:table-cell table:formula="of:= [.E18] * 0.0254" office:value-type="float" office:value="0.0388112000000005" calcext:value-type="float">
            <text:p>0.0388112000000005</text:p>
          </table:table-cell>
        </table:table-row>
        <table:table-row table:style-name="ro1">
          <table:table-cell office:value-type="string" calcext:value-type="string">
            <text:p>IO_B35_LN5</text:p>
          </table:table-cell>
          <table:table-cell office:value-type="float" office:value="1318.283" calcext:value-type="float">
            <text:p>1318.283</text:p>
          </table:table-cell>
          <table:table-cell office:value-type="string" calcext:value-type="string">
            <text:p>IO_B35_LP5</text:p>
          </table:table-cell>
          <table:table-cell office:value-type="float" office:value="1317.537" calcext:value-type="float">
            <text:p>1317.537</text:p>
          </table:table-cell>
          <table:table-cell table:formula="of:= ABS([.B19] - [.D19])" office:value-type="float" office:value="0.745999999999867" calcext:value-type="float">
            <text:p>0.745999999999867</text:p>
          </table:table-cell>
          <table:table-cell table:formula="of:= [.E19] * 0.0254" office:value-type="float" office:value="0.0189483999999966" calcext:value-type="float">
            <text:p>0.0189483999999966</text:p>
          </table:table-cell>
        </table:table-row>
        <table:table-row table:style-name="ro1">
          <table:table-cell office:value-type="string" calcext:value-type="string">
            <text:p>IO_B35_LN6</text:p>
          </table:table-cell>
          <table:table-cell office:value-type="float" office:value="1602.119" calcext:value-type="float">
            <text:p>1602.119</text:p>
          </table:table-cell>
          <table:table-cell office:value-type="string" calcext:value-type="string">
            <text:p>IO_B35_LP6</text:p>
          </table:table-cell>
          <table:table-cell office:value-type="float" office:value="1600.247" calcext:value-type="float">
            <text:p>1600.247</text:p>
          </table:table-cell>
          <table:table-cell table:formula="of:= ABS([.B20] - [.D20])" office:value-type="float" office:value="1.87199999999984" calcext:value-type="float">
            <text:p>1.87199999999984</text:p>
          </table:table-cell>
          <table:table-cell table:formula="of:= [.E20] * 0.0254" office:value-type="float" office:value="0.047548799999996" calcext:value-type="float">
            <text:p>0.047548799999996</text:p>
          </table:table-cell>
        </table:table-row>
        <table:table-row table:style-name="ro1">
          <table:table-cell office:value-type="string" calcext:value-type="string">
            <text:p>IO_B35_LN7</text:p>
          </table:table-cell>
          <table:table-cell office:value-type="float" office:value="2558.743" calcext:value-type="float">
            <text:p>2558.743</text:p>
          </table:table-cell>
          <table:table-cell office:value-type="string" calcext:value-type="string">
            <text:p>IO_B35_LP7</text:p>
          </table:table-cell>
          <table:table-cell office:value-type="float" office:value="2557.737" calcext:value-type="float">
            <text:p>2557.737</text:p>
          </table:table-cell>
          <table:table-cell table:formula="of:= ABS([.B21] - [.D21])" office:value-type="float" office:value="1.00599999999986" calcext:value-type="float">
            <text:p>1.00599999999986</text:p>
          </table:table-cell>
          <table:table-cell table:formula="of:= [.E21] * 0.0254" office:value-type="float" office:value="0.0255523999999964" calcext:value-type="float">
            <text:p>0.0255523999999964</text:p>
          </table:table-cell>
        </table:table-row>
        <table:table-row table:style-name="ro1">
          <table:table-cell office:value-type="string" calcext:value-type="string">
            <text:p>IO_B35_LN8</text:p>
          </table:table-cell>
          <table:table-cell office:value-type="float" office:value="1312.747" calcext:value-type="float">
            <text:p>1312.747</text:p>
          </table:table-cell>
          <table:table-cell office:value-type="string" calcext:value-type="string">
            <text:p>IO_B35_LP8</text:p>
          </table:table-cell>
          <table:table-cell office:value-type="float" office:value="1310.897" calcext:value-type="float">
            <text:p>1310.897</text:p>
          </table:table-cell>
          <table:table-cell table:formula="of:= ABS([.B22] - [.D22])" office:value-type="float" office:value="1.85000000000014" calcext:value-type="float">
            <text:p>1.85000000000014</text:p>
          </table:table-cell>
          <table:table-cell table:formula="of:= [.E22] * 0.0254" office:value-type="float" office:value="0.0469900000000035" calcext:value-type="float">
            <text:p>0.0469900000000035</text:p>
          </table:table-cell>
        </table:table-row>
        <table:table-row table:style-name="ro1">
          <table:table-cell office:value-type="string" calcext:value-type="string">
            <text:p>IO_B35_LN9</text:p>
          </table:table-cell>
          <table:table-cell office:value-type="float" office:value="2243.387" calcext:value-type="float">
            <text:p>2243.387</text:p>
          </table:table-cell>
          <table:table-cell office:value-type="string" calcext:value-type="string">
            <text:p>IO_B35_LP9</text:p>
          </table:table-cell>
          <table:table-cell office:value-type="float" office:value="2239.713" calcext:value-type="float">
            <text:p>2239.713</text:p>
          </table:table-cell>
          <table:table-cell table:formula="of:= ABS([.B23] - [.D23])" office:value-type="float" office:value="3.67399999999998" calcext:value-type="float">
            <text:p>3.67399999999998</text:p>
          </table:table-cell>
          <table:table-cell table:formula="of:= [.E23] * 0.0254" office:value-type="float" office:value="0.0933195999999995" calcext:value-type="float">
            <text:p>0.0933195999999995</text:p>
          </table:table-cell>
        </table:table-row>
        <table:table-row table:style-name="ro1">
          <table:table-cell office:value-type="string" calcext:value-type="string">
            <text:p>IO_B35_LN10</text:p>
          </table:table-cell>
          <table:table-cell office:value-type="float" office:value="1683.661" calcext:value-type="float">
            <text:p>1683.661</text:p>
          </table:table-cell>
          <table:table-cell office:value-type="string" calcext:value-type="string">
            <text:p>IO_B35_LP10</text:p>
          </table:table-cell>
          <table:table-cell office:value-type="float" office:value="1686.993" calcext:value-type="float">
            <text:p>1686.993</text:p>
          </table:table-cell>
          <table:table-cell table:formula="of:= ABS([.B24] - [.D24])" office:value-type="float" office:value="3.33199999999988" calcext:value-type="float">
            <text:p>3.33199999999988</text:p>
          </table:table-cell>
          <table:table-cell table:formula="of:= [.E24] * 0.0254" office:value-type="float" office:value="0.0846327999999969" calcext:value-type="float">
            <text:p>0.0846327999999969</text:p>
          </table:table-cell>
        </table:table-row>
        <table:table-row table:style-name="ro1">
          <table:table-cell office:value-type="string" calcext:value-type="string">
            <text:p>IO_B35_LN11</text:p>
          </table:table-cell>
          <table:table-cell office:value-type="float" office:value="1994.836" calcext:value-type="float">
            <text:p>1994.836</text:p>
          </table:table-cell>
          <table:table-cell office:value-type="string" calcext:value-type="string">
            <text:p>IO_B35_LP11</text:p>
          </table:table-cell>
          <table:table-cell office:value-type="float" office:value="1997.028" calcext:value-type="float">
            <text:p>1997.028</text:p>
          </table:table-cell>
          <table:table-cell table:formula="of:= ABS([.B25] - [.D25])" office:value-type="float" office:value="2.19200000000001" calcext:value-type="float">
            <text:p>2.19200000000001</text:p>
          </table:table-cell>
          <table:table-cell table:formula="of:= [.E25] * 0.0254" office:value-type="float" office:value="0.0556768000000002" calcext:value-type="float">
            <text:p>0.0556768000000002</text:p>
          </table:table-cell>
        </table:table-row>
        <table:table-row table:style-name="ro1">
          <table:table-cell office:value-type="string" calcext:value-type="string">
            <text:p>IO_B35_LN12</text:p>
          </table:table-cell>
          <table:table-cell office:value-type="float" office:value="1727.584" calcext:value-type="float">
            <text:p>1727.584</text:p>
          </table:table-cell>
          <table:table-cell office:value-type="string" calcext:value-type="string">
            <text:p>IO_B35_LP12</text:p>
          </table:table-cell>
          <table:table-cell office:value-type="float" office:value="1724.079" calcext:value-type="float">
            <text:p>1724.079</text:p>
          </table:table-cell>
          <table:table-cell table:formula="of:= ABS([.B26] - [.D26])" office:value-type="float" office:value="3.50500000000011" calcext:value-type="float">
            <text:p>3.50500000000011</text:p>
          </table:table-cell>
          <table:table-cell table:formula="of:= [.E26] * 0.0254" office:value-type="float" office:value="0.0890270000000028" calcext:value-type="float">
            <text:p>0.0890270000000028</text:p>
          </table:table-cell>
        </table:table-row>
        <table:table-row table:style-name="ro1">
          <table:table-cell office:value-type="string" calcext:value-type="string">
            <text:p>IO_B35_LN13</text:p>
          </table:table-cell>
          <table:table-cell office:value-type="float" office:value="1353.38" calcext:value-type="float">
            <text:p>1353.38</text:p>
          </table:table-cell>
          <table:table-cell office:value-type="string" calcext:value-type="string">
            <text:p>IO_B35_LP13</text:p>
          </table:table-cell>
          <table:table-cell office:value-type="float" office:value="1348.834" calcext:value-type="float">
            <text:p>1348.834</text:p>
          </table:table-cell>
          <table:table-cell table:formula="of:= ABS([.B27] - [.D27])" office:value-type="float" office:value="4.54600000000005" calcext:value-type="float">
            <text:p>4.54600000000005</text:p>
          </table:table-cell>
          <table:table-cell table:formula="of:= [.E27] * 0.0254" office:value-type="float" office:value="0.115468400000001" calcext:value-type="float">
            <text:p>0.115468400000001</text:p>
          </table:table-cell>
        </table:table-row>
        <table:table-row table:style-name="ro1">
          <table:table-cell office:value-type="string" calcext:value-type="string">
            <text:p>IO_B35_LN14</text:p>
          </table:table-cell>
          <table:table-cell office:value-type="float" office:value="1297.986" calcext:value-type="float">
            <text:p>1297.986</text:p>
          </table:table-cell>
          <table:table-cell office:value-type="string" calcext:value-type="string">
            <text:p>IO_B35_LP14</text:p>
          </table:table-cell>
          <table:table-cell office:value-type="float" office:value="1295.785" calcext:value-type="float">
            <text:p>1295.785</text:p>
          </table:table-cell>
          <table:table-cell table:formula="of:= ABS([.B28] - [.D28])" office:value-type="float" office:value="2.20100000000002" calcext:value-type="float">
            <text:p>2.20100000000002</text:p>
          </table:table-cell>
          <table:table-cell table:formula="of:= [.E28] * 0.0254" office:value-type="float" office:value="0.0559054000000006" calcext:value-type="float">
            <text:p>0.0559054000000006</text:p>
          </table:table-cell>
        </table:table-row>
        <table:table-row table:style-name="ro1">
          <table:table-cell office:value-type="string" calcext:value-type="string">
            <text:p>IO_B35_LN15</text:p>
          </table:table-cell>
          <table:table-cell office:value-type="float" office:value="1444.76" calcext:value-type="float">
            <text:p>1444.76</text:p>
          </table:table-cell>
          <table:table-cell office:value-type="string" calcext:value-type="string">
            <text:p>IO_B35_LP15</text:p>
          </table:table-cell>
          <table:table-cell office:value-type="float" office:value="1446.504" calcext:value-type="float">
            <text:p>1446.504</text:p>
          </table:table-cell>
          <table:table-cell table:formula="of:= ABS([.B29] - [.D29])" office:value-type="float" office:value="1.74399999999991" calcext:value-type="float">
            <text:p>1.74399999999991</text:p>
          </table:table-cell>
          <table:table-cell table:formula="of:= [.E29] * 0.0254" office:value-type="float" office:value="0.0442975999999978" calcext:value-type="float">
            <text:p>0.0442975999999978</text:p>
          </table:table-cell>
        </table:table-row>
        <table:table-row table:style-name="ro1">
          <table:table-cell office:value-type="string" calcext:value-type="string">
            <text:p>IO_B35_LN16</text:p>
          </table:table-cell>
          <table:table-cell office:value-type="float" office:value="1365.524" calcext:value-type="float">
            <text:p>1365.524</text:p>
          </table:table-cell>
          <table:table-cell office:value-type="string" calcext:value-type="string">
            <text:p>IO_B35_LP16</text:p>
          </table:table-cell>
          <table:table-cell office:value-type="float" office:value="1368.709" calcext:value-type="float">
            <text:p>1368.709</text:p>
          </table:table-cell>
          <table:table-cell table:formula="of:= ABS([.B30] - [.D30])" office:value-type="float" office:value="3.18500000000017" calcext:value-type="float">
            <text:p>3.18500000000017</text:p>
          </table:table-cell>
          <table:table-cell table:formula="of:= [.E30] * 0.0254" office:value-type="float" office:value="0.0808990000000044" calcext:value-type="float">
            <text:p>0.0808990000000044</text:p>
          </table:table-cell>
        </table:table-row>
        <table:table-row table:style-name="ro1">
          <table:table-cell office:value-type="string" calcext:value-type="string">
            <text:p>IO_B35_LN17</text:p>
          </table:table-cell>
          <table:table-cell office:value-type="float" office:value="1584.709" calcext:value-type="float">
            <text:p>1584.709</text:p>
          </table:table-cell>
          <table:table-cell office:value-type="string" calcext:value-type="string">
            <text:p>IO_B35_LP17</text:p>
          </table:table-cell>
          <table:table-cell office:value-type="float" office:value="1589.203" calcext:value-type="float">
            <text:p>1589.203</text:p>
          </table:table-cell>
          <table:table-cell table:formula="of:= ABS([.B31] - [.D31])" office:value-type="float" office:value="4.49399999999991" calcext:value-type="float">
            <text:p>4.49399999999991</text:p>
          </table:table-cell>
          <table:table-cell table:formula="of:= [.E31] * 0.0254" office:value-type="float" office:value="0.114147599999998" calcext:value-type="float">
            <text:p>0.114147599999998</text:p>
          </table:table-cell>
        </table:table-row>
        <table:table-row table:style-name="ro1">
          <table:table-cell office:value-type="string" calcext:value-type="string">
            <text:p>IO_B35_LN18</text:p>
          </table:table-cell>
          <table:table-cell office:value-type="float" office:value="1259.818" calcext:value-type="float">
            <text:p>1259.818</text:p>
          </table:table-cell>
          <table:table-cell office:value-type="string" calcext:value-type="string">
            <text:p>IO_B35_LP18</text:p>
          </table:table-cell>
          <table:table-cell office:value-type="float" office:value="1261.51" calcext:value-type="float">
            <text:p>1261.51</text:p>
          </table:table-cell>
          <table:table-cell table:formula="of:= ABS([.B32] - [.D32])" office:value-type="float" office:value="1.69200000000001" calcext:value-type="float">
            <text:p>1.69200000000001</text:p>
          </table:table-cell>
          <table:table-cell table:formula="of:= [.E32] * 0.0254" office:value-type="float" office:value="0.0429768000000002" calcext:value-type="float">
            <text:p>0.0429768000000002</text:p>
          </table:table-cell>
        </table:table-row>
        <table:table-row table:style-name="ro1">
          <table:table-cell office:value-type="string" calcext:value-type="string">
            <text:p>IO_B35_LN19</text:p>
          </table:table-cell>
          <table:table-cell office:value-type="float" office:value="2507.722" calcext:value-type="float">
            <text:p>2507.722</text:p>
          </table:table-cell>
          <table:table-cell office:value-type="string" calcext:value-type="string">
            <text:p>IO_B35_LP19</text:p>
          </table:table-cell>
          <table:table-cell office:value-type="float" office:value="2506.261" calcext:value-type="float">
            <text:p>2506.261</text:p>
          </table:table-cell>
          <table:table-cell table:formula="of:= ABS([.B33] - [.D33])" office:value-type="float" office:value="1.46100000000024" calcext:value-type="float">
            <text:p>1.46100000000024</text:p>
          </table:table-cell>
          <table:table-cell table:formula="of:= [.E33] * 0.0254" office:value-type="float" office:value="0.0371094000000061" calcext:value-type="float">
            <text:p>0.0371094000000061</text:p>
          </table:table-cell>
        </table:table-row>
        <table:table-row table:style-name="ro1">
          <table:table-cell office:value-type="string" calcext:value-type="string">
            <text:p>IO_B35_LN20</text:p>
          </table:table-cell>
          <table:table-cell office:value-type="float" office:value="2786.621" calcext:value-type="float">
            <text:p>2786.621</text:p>
          </table:table-cell>
          <table:table-cell office:value-type="string" calcext:value-type="string">
            <text:p>IO_B35_LP20</text:p>
          </table:table-cell>
          <table:table-cell office:value-type="float" office:value="2784.904" calcext:value-type="float">
            <text:p>2784.904</text:p>
          </table:table-cell>
          <table:table-cell table:formula="of:= ABS([.B34] - [.D34])" office:value-type="float" office:value="1.7170000000001" calcext:value-type="float">
            <text:p>1.7170000000001</text:p>
          </table:table-cell>
          <table:table-cell table:formula="of:= [.E34] * 0.0254" office:value-type="float" office:value="0.0436118000000025" calcext:value-type="float">
            <text:p>0.0436118000000025</text:p>
          </table:table-cell>
        </table:table-row>
        <table:table-row table:style-name="ro1">
          <table:table-cell office:value-type="string" calcext:value-type="string">
            <text:p>IO_B35_LN21</text:p>
          </table:table-cell>
          <table:table-cell office:value-type="float" office:value="2423.881" calcext:value-type="float">
            <text:p>2423.881</text:p>
          </table:table-cell>
          <table:table-cell office:value-type="string" calcext:value-type="string">
            <text:p>IO_B35_LP21</text:p>
          </table:table-cell>
          <table:table-cell office:value-type="float" office:value="2420.077" calcext:value-type="float">
            <text:p>2420.077</text:p>
          </table:table-cell>
          <table:table-cell table:formula="of:= ABS([.B35] - [.D35])" office:value-type="float" office:value="3.80399999999963" calcext:value-type="float">
            <text:p>3.80399999999963</text:p>
          </table:table-cell>
          <table:table-cell table:formula="of:= [.E35] * 0.0254" office:value-type="float" office:value="0.0966215999999907" calcext:value-type="float">
            <text:p>0.0966215999999907</text:p>
          </table:table-cell>
        </table:table-row>
        <table:table-row table:style-name="ro1">
          <table:table-cell office:value-type="string" calcext:value-type="string">
            <text:p>IO_B35_LN22</text:p>
          </table:table-cell>
          <table:table-cell office:value-type="float" office:value="1734.753" calcext:value-type="float">
            <text:p>1734.753</text:p>
          </table:table-cell>
          <table:table-cell office:value-type="string" calcext:value-type="string">
            <text:p>IO_B35_LP22</text:p>
          </table:table-cell>
          <table:table-cell office:value-type="float" office:value="1738.076" calcext:value-type="float">
            <text:p>1738.076</text:p>
          </table:table-cell>
          <table:table-cell table:formula="of:= ABS([.B36] - [.D36])" office:value-type="float" office:value="3.32300000000009" calcext:value-type="float">
            <text:p>3.32300000000009</text:p>
          </table:table-cell>
          <table:table-cell table:formula="of:= [.E36] * 0.0254" office:value-type="float" office:value="0.0844042000000024" calcext:value-type="float">
            <text:p>0.0844042000000024</text:p>
          </table:table-cell>
        </table:table-row>
        <table:table-row table:style-name="ro1">
          <table:table-cell office:value-type="string" calcext:value-type="string">
            <text:p>IO_B35_LN23</text:p>
          </table:table-cell>
          <table:table-cell office:value-type="float" office:value="2153.957" calcext:value-type="float">
            <text:p>2153.957</text:p>
          </table:table-cell>
          <table:table-cell office:value-type="string" calcext:value-type="string">
            <text:p>IO_B35_LP23</text:p>
          </table:table-cell>
          <table:table-cell office:value-type="float" office:value="2152.485" calcext:value-type="float">
            <text:p>2152.485</text:p>
          </table:table-cell>
          <table:table-cell table:formula="of:= ABS([.B37] - [.D37])" office:value-type="float" office:value="1.47199999999975" calcext:value-type="float">
            <text:p>1.47199999999975</text:p>
          </table:table-cell>
          <table:table-cell table:formula="of:= [.E37] * 0.0254" office:value-type="float" office:value="0.0373887999999937" calcext:value-type="float">
            <text:p>0.0373887999999937</text:p>
          </table:table-cell>
        </table:table-row>
        <table:table-row table:style-name="ro1">
          <table:table-cell office:value-type="string" calcext:value-type="string">
            <text:p>IO_B35_LN24</text:p>
          </table:table-cell>
          <table:table-cell office:value-type="float" office:value="1847.083" calcext:value-type="float">
            <text:p>1847.083</text:p>
          </table:table-cell>
          <table:table-cell office:value-type="string" calcext:value-type="string">
            <text:p>IO_B35_LP24</text:p>
          </table:table-cell>
          <table:table-cell office:value-type="float" office:value="1850.601" calcext:value-type="float">
            <text:p>1850.601</text:p>
          </table:table-cell>
          <table:table-cell table:formula="of:= ABS([.B38] - [.D38])" office:value-type="float" office:value="3.51800000000003" calcext:value-type="float">
            <text:p>3.51800000000003</text:p>
          </table:table-cell>
          <table:table-cell table:formula="of:= [.E38] * 0.0254" office:value-type="float" office:value="0.0893572000000007" calcext:value-type="float">
            <text:p>0.0893572000000007</text:p>
          </table:table-cell>
        </table:table-row>
        <calcext:conditional-formats>
          <calcext:conditional-format calcext:target-range-address="'TL (ZTurnV2)'.F1:'TL (ZTurnV2)'.F38 'TL (ZTurnV2)'.F1:'TL (ZTurnV2)'.F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Skew ~ TP" table:style-name="ta1"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et / Pair name</text:p>
          </table:table-cell>
          <table:table-cell office:value-type="string" calcext:value-type="string">
            <text:p>Trace length (mm)</text:p>
          </table:table-cell>
          <table:table-cell office:value-type="string" calcext:value-type="string">
            <text:p>TP (ns/mm)</text:p>
          </table:table-cell>
          <table:table-cell office:value-type="string" calcext:value-type="string">
            <text:p>Total delay (ns)</text:p>
          </table:table-cell>
          <table:table-cell office:value-type="string" calcext:value-type="string">
            <text:p>Skew to clk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clk (ns)</text:p>
          </table:table-cell>
          <table:table-cell office:value-type="string" calcext:value-type="string">
            <text:p>Skew_max</text:p>
          </table:table-cell>
        </table:table-row>
        <table:table-row table:style-name="ro1">
          <table:table-cell office:value-type="string" calcext:value-type="string">
            <text:p>clkout1</text:p>
          </table:table-cell>
          <table:table-cell office:value-type="float" office:value="55.5383" calcext:value-type="float">
            <text:p>55.5383</text:p>
          </table:table-cell>
          <table:table-cell office:value-type="float" office:value="0.066518" calcext:value-type="float">
            <text:p>0.066518</text:p>
          </table:table-cell>
          <table:table-cell table:formula="of:= [.B2] * [.C2]" office:value-type="float" office:value="3.6942966394" calcext:value-type="float">
            <text:p>3.6942966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float" office:value="1.388" calcext:value-type="float">
            <text:p>1.388</text:p>
          </table:table-cell>
          <table:table-cell table:formula="of:= [.G2] / 40" office:value-type="float" office:value="0.0347" calcext:value-type="float">
            <text:p>0.0347</text:p>
          </table:table-cell>
        </table:table-row>
        <table:table-row table:style-name="ro1">
          <table:table-cell office:value-type="string" calcext:value-type="string">
            <text:p>sync1</text:p>
          </table:table-cell>
          <table:table-cell office:value-type="float" office:value="53.082" calcext:value-type="float">
            <text:p>53.082</text:p>
          </table:table-cell>
          <table:table-cell office:value-type="float" office:value="0.066518" calcext:value-type="float">
            <text:p>0.066518</text:p>
          </table:table-cell>
          <table:table-cell table:formula="of:= [.B3] * [.C3]" office:value-type="float" office:value="3.530908476" calcext:value-type="float">
            <text:p>3.530908476</text:p>
          </table:table-cell>
          <table:table-cell table:formula="of:= ABS([.D3] - [.D$2])" office:value-type="float" office:value="0.1633881634" calcext:value-type="float">
            <text:p>0.1633881634</text:p>
          </table:table-cell>
          <table:table-cell office:value-type="string" calcext:value-type="string">
            <text:p>clkout1</text:p>
          </table:table-cell>
          <table:table-cell office:value-type="float" office:value="1.388" calcext:value-type="float">
            <text:p>1.388</text:p>
          </table:table-cell>
          <table:table-cell table:formula="of:= [.G3] / 40" office:value-type="float" office:value="0.0347" calcext:value-type="float">
            <text:p>0.0347</text:p>
          </table:table-cell>
        </table:table-row>
        <table:table-row table:style-name="ro1">
          <table:table-cell table:number-columns-repeated="2"/>
          <table:table-cell office:value-type="float" office:value="0.066518" calcext:value-type="float">
            <text:p>0.066518</text:p>
          </table:table-cell>
          <table:table-cell table:formula="of:= [.B4] * [.C4]" office:value-type="float" office:value="0" calcext:value-type="float">
            <text:p>0</text:p>
          </table:table-cell>
          <table:table-cell table:number-columns-repeated="3"/>
          <table:table-cell table:formula="of:= [.G4] / 4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66518" calcext:value-type="float">
            <text:p>0.066518</text:p>
          </table:table-cell>
          <table:table-cell table:formula="of:= [.B5] * [.C5]" office:value-type="float" office:value="0" calcext:value-type="float">
            <text:p>0</text:p>
          </table:table-cell>
          <table:table-cell table:number-columns-repeated="3"/>
          <table:table-cell table:formula="of:= [.G5] / 4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66518" calcext:value-type="float">
            <text:p>0.066518</text:p>
          </table:table-cell>
          <table:table-cell table:formula="of:= [.B6] * [.C6]" office:value-type="float" office:value="0" calcext:value-type="float">
            <text:p>0</text:p>
          </table:table-cell>
          <table:table-cell table:number-columns-repeated="3"/>
          <table:table-cell table:formula="of:= [.G6] / 4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66518" calcext:value-type="float">
            <text:p>0.066518</text:p>
          </table:table-cell>
          <table:table-cell table:formula="of:= [.B7] * [.C7]" office:value-type="float" office:value="0" calcext:value-type="float">
            <text:p>0</text:p>
          </table:table-cell>
          <table:table-cell table:number-columns-repeated="3"/>
          <table:table-cell table:formula="of:= [.G7] / 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k_1</text:p>
          </table:table-cell>
          <table:table-cell office:value-type="float" office:value="68.8179" calcext:value-type="float">
            <text:p>68.8179</text:p>
          </table:table-cell>
          <table:table-cell office:value-type="float" office:value="0.066518" calcext:value-type="float">
            <text:p>0.066518</text:p>
          </table:table-cell>
          <table:table-cell table:formula="of:= [.B8] * [.C8]" office:value-type="float" office:value="4.5776290722" calcext:value-type="float">
            <text:p>4.57762907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float" office:value="83.333" calcext:value-type="float">
            <text:p>83.333</text:p>
          </table:table-cell>
          <table:table-cell table:formula="of:= [.G8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miso_1</text:p>
          </table:table-cell>
          <table:table-cell office:value-type="float" office:value="65.4965" calcext:value-type="float">
            <text:p>65.4965</text:p>
          </table:table-cell>
          <table:table-cell office:value-type="float" office:value="0.066518" calcext:value-type="float">
            <text:p>0.066518</text:p>
          </table:table-cell>
          <table:table-cell table:formula="of:= [.B9] * [.C9]" office:value-type="float" office:value="4.356696187" calcext:value-type="float">
            <text:p>4.356696187</text:p>
          </table:table-cell>
          <table:table-cell table:formula="of:=ABS([.D9] - [.D$8])" office:value-type="float" office:value="0.220932885199999" calcext:value-type="float">
            <text:p>0.220932885199999</text:p>
          </table:table-cell>
          <table:table-cell office:value-type="string" calcext:value-type="string">
            <text:p>sck_1</text:p>
          </table:table-cell>
          <table:table-cell office:value-type="float" office:value="83.333" calcext:value-type="float">
            <text:p>83.333</text:p>
          </table:table-cell>
          <table:table-cell table:formula="of:= [.G9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mosi_1</text:p>
          </table:table-cell>
          <table:table-cell office:value-type="float" office:value="65.8822" calcext:value-type="float">
            <text:p>65.8822</text:p>
          </table:table-cell>
          <table:table-cell office:value-type="float" office:value="0.066518" calcext:value-type="float">
            <text:p>0.066518</text:p>
          </table:table-cell>
          <table:table-cell table:formula="of:= [.B10] * [.C10]" office:value-type="float" office:value="4.3823521796" calcext:value-type="float">
            <text:p>4.3823521796</text:p>
          </table:table-cell>
          <table:table-cell table:formula="of:=ABS([.D10] - [.D$8])" office:value-type="float" office:value="0.195276892599999" calcext:value-type="float">
            <text:p>0.195276892599999</text:p>
          </table:table-cell>
          <table:table-cell office:value-type="string" calcext:value-type="string">
            <text:p>sck_1</text:p>
          </table:table-cell>
          <table:table-cell office:value-type="float" office:value="83.333" calcext:value-type="float">
            <text:p>83.333</text:p>
          </table:table-cell>
          <table:table-cell table:formula="of:= [.G10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ss_1</text:p>
          </table:table-cell>
          <table:table-cell office:value-type="float" office:value="67.2927" calcext:value-type="float">
            <text:p>67.2927</text:p>
          </table:table-cell>
          <table:table-cell office:value-type="float" office:value="0.066518" calcext:value-type="float">
            <text:p>0.066518</text:p>
          </table:table-cell>
          <table:table-cell table:formula="of:= [.B11] * [.C11]" office:value-type="float" office:value="4.4761758186" calcext:value-type="float">
            <text:p>4.4761758186</text:p>
          </table:table-cell>
          <table:table-cell table:formula="of:=ABS([.D11] - [.D$8])" office:value-type="float" office:value="0.1014532536" calcext:value-type="float">
            <text:p>0.1014532536</text:p>
          </table:table-cell>
          <table:table-cell office:value-type="string" calcext:value-type="string">
            <text:p>sck_1</text:p>
          </table:table-cell>
          <table:table-cell office:value-type="float" office:value="83.333" calcext:value-type="float">
            <text:p>83.333</text:p>
          </table:table-cell>
          <table:table-cell table:formula="of:= [.G11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sck_0</text:p>
          </table:table-cell>
          <table:table-cell/>
          <table:table-cell office:value-type="float" office:value="0.066518" calcext:value-type="float">
            <text:p>0.066518</text:p>
          </table:table-cell>
          <table:table-cell table:formula="of:= [.B12] *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float" office:value="83.333" calcext:value-type="float">
            <text:p>83.333</text:p>
          </table:table-cell>
          <table:table-cell table:formula="of:= [.G12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miso_0</text:p>
          </table:table-cell>
          <table:table-cell/>
          <table:table-cell office:value-type="float" office:value="0.066518" calcext:value-type="float">
            <text:p>0.066518</text:p>
          </table:table-cell>
          <table:table-cell table:formula="of:= [.B13] * [.C13]" office:value-type="float" office:value="0" calcext:value-type="float">
            <text:p>0</text:p>
          </table:table-cell>
          <table:table-cell table:formula="of:= ABS([.D13]-[.D$12])" office:value-type="float" office:value="0" calcext:value-type="float">
            <text:p>0</text:p>
          </table:table-cell>
          <table:table-cell office:value-type="string" calcext:value-type="string">
            <text:p>sck_0</text:p>
          </table:table-cell>
          <table:table-cell office:value-type="float" office:value="83.333" calcext:value-type="float">
            <text:p>83.333</text:p>
          </table:table-cell>
          <table:table-cell table:formula="of:= [.G13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mosi_0</text:p>
          </table:table-cell>
          <table:table-cell/>
          <table:table-cell office:value-type="float" office:value="0.066518" calcext:value-type="float">
            <text:p>0.066518</text:p>
          </table:table-cell>
          <table:table-cell table:formula="of:= [.B14] * [.C14]" office:value-type="float" office:value="0" calcext:value-type="float">
            <text:p>0</text:p>
          </table:table-cell>
          <table:table-cell table:formula="of:= ABS([.D14]-[.D$12])" office:value-type="float" office:value="0" calcext:value-type="float">
            <text:p>0</text:p>
          </table:table-cell>
          <table:table-cell office:value-type="string" calcext:value-type="string">
            <text:p>sck_0</text:p>
          </table:table-cell>
          <table:table-cell office:value-type="float" office:value="83.333" calcext:value-type="float">
            <text:p>83.333</text:p>
          </table:table-cell>
          <table:table-cell table:formula="of:= [.G14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ss_0</text:p>
          </table:table-cell>
          <table:table-cell office:value-type="float" office:value="72" calcext:value-type="float">
            <text:p>72</text:p>
          </table:table-cell>
          <table:table-cell office:value-type="float" office:value="0.066518" calcext:value-type="float">
            <text:p>0.066518</text:p>
          </table:table-cell>
          <table:table-cell table:formula="of:= [.B15] * [.C15]" office:value-type="float" office:value="4.789296" calcext:value-type="float">
            <text:p>4.789296</text:p>
          </table:table-cell>
          <table:table-cell table:formula="of:= ABS([.D15]-[.D$12])" office:value-type="float" office:value="4.789296" calcext:value-type="float">
            <text:p>4.789296</text:p>
          </table:table-cell>
          <table:table-cell office:value-type="string" calcext:value-type="string">
            <text:p>Sck_0</text:p>
          </table:table-cell>
          <table:table-cell office:value-type="float" office:value="83.333" calcext:value-type="float">
            <text:p>83.333</text:p>
          </table:table-cell>
          <table:table-cell table:formula="of:= [.G15] / 40" office:value-type="float" office:value="2.083325" calcext:value-type="float">
            <text:p>2.08332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formula="of:= [.G17] / 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ip_clk_1</text:p>
          </table:table-cell>
          <table:table-cell office:value-type="float" office:value="84.676" calcext:value-type="float">
            <text:p>84.676</text:p>
          </table:table-cell>
          <table:table-cell office:value-type="float" office:value="0.066518" calcext:value-type="float">
            <text:p>0.066518</text:p>
          </table:table-cell>
          <table:table-cell table:formula="of:= [.B18] * [.C18]" office:value-type="float" office:value="5.632478168" calcext:value-type="float">
            <text:p>5.632478168</text:p>
          </table:table-cell>
          <table:table-cell/>
          <table:table-cell office:value-type="string" calcext:value-type="string">
            <text:p>“</text:p>
          </table:table-cell>
          <table:table-cell office:value-type="float" office:value="13.888" calcext:value-type="float">
            <text:p>13.888</text:p>
          </table:table-cell>
          <table:table-cell table:formula="of:= [.G18] / 40" office:value-type="float" office:value="0.3472" calcext:value-type="float">
            <text:p>0.3472</text:p>
          </table:table-cell>
        </table:table-row>
        <table:table-row table:style-name="ro1">
          <table:table-cell office:value-type="string" calcext:value-type="string">
            <text:p>reset_n_1</text:p>
          </table:table-cell>
          <table:table-cell office:value-type="float" office:value="71.448" calcext:value-type="float">
            <text:p>71.448</text:p>
          </table:table-cell>
          <table:table-cell office:value-type="float" office:value="0.066518" calcext:value-type="float">
            <text:p>0.066518</text:p>
          </table:table-cell>
          <table:table-cell table:formula="of:= [.B19] * [.C19]" office:value-type="float" office:value="4.752578064" calcext:value-type="float">
            <text:p>4.752578064</text:p>
          </table:table-cell>
          <table:table-cell table:number-columns-repeated="2"/>
          <table:table-cell office:value-type="float" office:value="13.888" calcext:value-type="float">
            <text:p>13.888</text:p>
          </table:table-cell>
          <table:table-cell table:formula="of:= [.G19] / 40" office:value-type="float" office:value="0.3472" calcext:value-type="float">
            <text:p>0.3472</text:p>
          </table:table-cell>
        </table:table-row>
        <table:table-row table:style-name="ro1">
          <table:table-cell table:number-columns-repeated="2"/>
          <table:table-cell office:value-type="float" office:value="0.066518" calcext:value-type="float">
            <text:p>0.066518</text:p>
          </table:table-cell>
          <table:table-cell table:formula="of:= [.B20] * [.C20]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2">00/00/0000</text:date>, <text:time style:data-style-name="N2" text:time-value="09:19:33.5767049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11:17:35.133243777</meta:creation-date>
    <dc:date>2024-07-02T10:05:10.511135440</dc:date>
    <meta:editing-duration>PT19H26M4S</meta:editing-duration>
    <meta:editing-cycles>57</meta:editing-cycles>
    <meta:generator>LibreOffice/24.2.4.2$Linux_X86_64 LibreOffice_project/d29029bfb700ea4a272da1366c5f5e7c14e351b5</meta:generator>
    <meta:document-statistic meta:table-count="3" meta:cell-count="869" meta:object-count="0"/>
  </office:meta>
</office:document-meta>
</file>